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P20" style:parent-style-name="Normal" style:list-style-name="LFO1" style:family="paragraph"/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list-style-name="LFO1" style:family="paragraph"/>
    <style:style style:name="P24" style:parent-style-name="Normal" style:list-style-name="LFO1" style:family="paragraph"/>
    <style:style style:name="P25" style:parent-style-name="Normal" style:list-style-name="LFO1" style:family="paragraph"/>
    <style:style style:name="P26" style:parent-style-name="Normal" style:list-style-name="LFO1" style:family="paragraph"/>
    <style:style style:name="P27" style:parent-style-name="Normal" style:list-style-name="LFO1" style:family="paragraph"/>
    <style:style style:name="P28" style:parent-style-name="Normal" style:list-style-name="LFO1" style:family="paragraph"/>
    <style:style style:name="P29" style:parent-style-name="Normal" style:list-style-name="LFO1" style:family="paragraph"/>
    <style:style style:name="P30" style:parent-style-name="Normal" style:list-style-name="LFO1" style:family="paragraph"/>
    <style:style style:name="P31" style:parent-style-name="Normal" style:list-style-name="LFO1" style:family="paragraph"/>
    <style:style style:name="P32" style:parent-style-name="Normal" style:list-style-name="LFO1" style:family="paragraph"/>
    <style:style style:name="P33" style:parent-style-name="Normal" style:list-style-name="LFO1" style:family="paragraph"/>
    <style:style style:name="P34" style:parent-style-name="Normal" style:list-style-name="LFO1" style:family="paragraph"/>
    <style:style style:name="P35" style:parent-style-name="Normal" style:list-style-name="LFO1" style:family="paragraph"/>
    <style:style style:name="P36" style:parent-style-name="Normal" style:list-style-name="LFO1" style:family="paragraph"/>
    <style:style style:name="P37" style:parent-style-name="Normal" style:list-style-name="LFO1" style:family="paragraph"/>
    <style:style style:name="P38" style:parent-style-name="Normal" style:list-style-name="LFO1" style:family="paragraph"/>
    <style:style style:name="P39" style:parent-style-name="Normal" style:list-style-name="LFO1" style:family="paragraph"/>
    <style:style style:name="P40" style:parent-style-name="Normal" style:list-style-name="LFO1" style:family="paragraph"/>
    <style:style style:name="P41" style:parent-style-name="Normal" style:list-style-name="LFO1" style:family="paragraph"/>
    <style:style style:name="P42" style:parent-style-name="Normal" style:list-style-name="LFO2" style:family="paragraph"/>
    <style:style style:name="P43" style:parent-style-name="Normal" style:list-style-name="LFO2" style:family="paragraph"/>
    <style:style style:name="P44" style:parent-style-name="Normal" style:list-style-name="LFO2" style:family="paragraph"/>
    <style:style style:name="P45" style:parent-style-name="Normal" style:list-style-name="LFO2" style:family="paragraph"/>
    <style:style style:name="P46" style:parent-style-name="Normal" style:list-style-name="LFO2" style:family="paragraph"/>
    <style:style style:name="P47" style:parent-style-name="Normal" style:list-style-name="LFO2" style:family="paragraph"/>
  </office:automatic-styles>
  <office:body>
    <office:text text:use-soft-page-breaks="true">
      <text:p text:style-name="P1">Explication du Schéma Looping</text:p>
      <text:list text:style-name="LFO1" text:continue-numbering="true">
        <text:list-item>
          <text:p text:style-name="P2">Utilisateur :</text:p>
          <text:list text:continue-numbering="true">
            <text:list-item>
              <text:p text:style-name="P3">ID_utilisateur : Identifiant unique pour chaque utilisateur.</text:p>
            </text:list-item>
            <text:list-item>
              <text:p text:style-name="P4">Mot_de_passe_utilisateur : Mot de passe pour l'authentification.</text:p>
            </text:list-item>
            <text:list-item>
              <text:p text:style-name="P5">Nom_utilisateur : Nom de l'utilisateur.</text:p>
            </text:list-item>
            <text:list-item>
              <text:p text:style-name="P6">Prénom_utilisateur : Prénom de l'utilisateur.</text:p>
            </text:list-item>
            <text:list-item>
              <text:p text:style-name="P7">Adresse_utilisateur : Adresse de l'utilisateur.</text:p>
            </text:list-item>
            <text:list-item>
              <text:p text:style-name="P8">Num_tel_utilisateur : Numéro de téléphone de l'utilisateur.</text:p>
            </text:list-item>
            <text:list-item>
              <text:p text:style-name="P9">Utilisateur_est_entreprise : Indicateur si l'utilisateur est une entreprise.</text:p>
            </text:list-item>
            <text:list-item>
              <text:p text:style-name="P10">Nom_entreprise : Nom de l'entreprise (si applicable).</text:p>
            </text:list-item>
          </text:list>
        </text:list-item>
        <text:list-item>
          <text:p text:style-name="P11">Client :</text:p>
          <text:list text:continue-numbering="true">
            <text:list-item>
              <text:p text:style-name="P12">ID_Client : Identifiant unique pour chaque client.</text:p>
            </text:list-item>
            <text:list-item>
              <text:p text:style-name="P13">O.n : Relation avec d'autres entités (non spécifiée dans le schéma).</text:p>
            </text:list-item>
          </text:list>
        </text:list-item>
        <text:list-item>
          <text:p text:style-name="P14">Cuisinier :</text:p>
          <text:list text:continue-numbering="true">
            <text:list-item>
              <text:p text:style-name="P15">ID_Cuisinier : Identifiant unique pour chaque cuisinier.</text:p>
            </text:list-item>
            <text:list-item>
              <text:p text:style-name="P16">Nbre_plat_propose_Cuisinier : Nombre de plats proposés par le cuisinier.</text:p>
            </text:list-item>
            <text:list-item>
              <text:p text:style-name="P17">Plat_du_jour_Cuisinier : Plat du jour proposé par le cuisinier.</text:p>
            </text:list-item>
            <text:list-item>
              <text:p text:style-name="P18">Nbre_Commande : Nombre de commandes réalisées par le cuisinier.</text:p>
            </text:list-item>
          </text:list>
        </text:list-item>
        <text:list-item>
          <text:p text:style-name="P19">Plat :</text:p>
          <text:list text:continue-numbering="true">
            <text:list-item>
              <text:p text:style-name="P20">ID_Plat : Identifiant unique pour chaque plat.</text:p>
            </text:list-item>
            <text:list-item>
              <text:p text:style-name="P21">Type_Plat : Type de plat (entrée, plat principal, dessert).</text:p>
            </text:list-item>
            <text:list-item>
              <text:p text:style-name="P22">Pr_cmb_de_personnes_Plat : Nombre de personnes pour lesquelles le plat est prévu.</text:p>
            </text:list-item>
            <text:list-item>
              <text:p text:style-name="P23">Prix_par_perso_Plat : Prix par personne.</text:p>
            </text:list-item>
            <text:list-item>
              <text:p text:style-name="P24">Nationalité_cuisine_Plat : Nationalité de la cuisine (chinoise, mexicaine, etc.).</text:p>
            </text:list-item>
            <text:list-item>
              <text:p text:style-name="P25">Régime_alimentaire_Plat : Régime alimentaire (végétarien, sans gluten, etc.).</text:p>
            </text:list-item>
            <text:list-item>
              <text:p text:style-name="P26">Ingrédients_principaux_Plat : Ingrédients principaux du plat.</text:p>
            </text:list-item>
          </text:list>
        </text:list-item>
        <text:list-item>
          <text:p text:style-name="P27">Commande :</text:p>
          <text:list text:continue-numbering="true">
            <text:list-item>
              <text:p text:style-name="P28">ID_Commande : Identifiant unique pour chaque commande.</text:p>
            </text:list-item>
            <text:list-item>
              <text:p text:style-name="P29">Prix_Commande : Prix total de la commande.</text:p>
            </text:list-item>
            <text:list-item>
              <text:p text:style-name="P30">Date_Commande : Date de la commande.</text:p>
            </text:list-item>
            <text:list-item>
              <text:p text:style-name="P31">Taille_Commande : Taille de la commande (nombre de plats).</text:p>
            </text:list-item>
          </text:list>
        </text:list-item>
        <text:list-item>
          <text:p text:style-name="P32">Livraison :</text:p>
          <text:list text:continue-numbering="true">
            <text:list-item>
              <text:p text:style-name="P33">ID_Livraison : Identifiant unique pour chaque livraison.</text:p>
            </text:list-item>
            <text:list-item>
              <text:p text:style-name="P34">Adresse_initiale_Livraison : Adresse de départ de la livraison.</text:p>
            </text:list-item>
            <text:list-item>
              <text:p text:style-name="P35">Adresse_finale_Livraison : Adresse de destination de la livraison.</text:p>
            </text:list-item>
            <text:list-item>
              <text:p text:style-name="P36">Prix_Livraison : Prix de la livraison.</text:p>
            </text:list-item>
            <text:list-item>
              <text:p text:style-name="P37">Date_Livraison : Date de la livraison.</text:p>
            </text:list-item>
          </text:list>
        </text:list-item>
        <text:list-item>
          <text:p text:style-name="P38">Commentaire :</text:p>
          <text:list text:continue-numbering="true">
            <text:list-item>
              <text:p text:style-name="P39">ID_Commentaire : Identifiant unique pour chaque commentaire.</text:p>
            </text:list-item>
            <text:list-item>
              <text:p text:style-name="P40">Note_Commentaire : Note attribuée au commentaire.</text:p>
            </text:list-item>
            <text:list-item>
              <text:p text:style-name="P41">Texte_Commentaire : Texte du commentaire.</text:p>
            </text:list-item>
          </text:list>
        </text:list-item>
      </text:list>
      <text:p text:style-name="Normal">Relations entre les Entités</text:p>
      <text:list text:style-name="LFO2" text:continue-numbering="true">
        <text:list-item>
          <text:p text:style-name="P42">Un utilisateur peut être un Client ou un Cuisinier.</text:p>
        </text:list-item>
        <text:list-item>
          <text:p text:style-name="P43">Un client passe des Commandes.</text:p>
        </text:list-item>
        <text:list-item>
          <text:p text:style-name="P44">Un cuisinier prépare des Plats et effectue des Livraisons.</text:p>
        </text:list-item>
        <text:list-item>
          <text:p text:style-name="P45">Une commande contient plusieurs Plats.</text:p>
        </text:list-item>
        <text:list-item>
          <text:p text:style-name="P46">Une livraison est associée à une Commande.</text:p>
        </text:list-item>
        <text:list-item>
          <text:p text:style-name="P47">Un commentaire est attribué à un Plat ou une Command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LAEI LANGROODI Sina</meta:initial-creator>
    <dc:creator>BALAEI LANGROODI Sina</dc:creator>
    <meta:creation-date>2025-02-28T17:20:00Z</meta:creation-date>
    <dc:date>2025-02-28T17:21:00Z</dc:date>
    <meta:template xlink:href="Normal.dotm" xlink:type="simple"/>
    <meta:editing-cycles>1</meta:editing-cycles>
    <meta:editing-duration>PT60S</meta:editing-duration>
    <meta:document-statistic meta:page-count="2" meta:paragraph-count="4" meta:word-count="355" meta:character-count="2307" meta:row-count="16" meta:non-whitespace-character-count="1956"/>
  </office:meta>
</office:document-meta>
</file>